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4.07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6.86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809cm" fo:min-width="1.7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loext:graphic-properties draw:fill="none"/>
      <style:paragraph-properties fo:text-align="center">
        <style:tab-stops/>
      </style:paragraph-properties>
    </style:style>
    <style:style style:name="T1" style:family="text">
      <style:text-properties fo:language="ca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72cm" svg:height="2.032cm" svg:x="8.62cm" svg:y="1.181cm">
          <text:p text:style-name="P1">Aprend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2.032cm" svg:x="8.62cm" svg:y="3.981cm">
          <text:p text:style-name="P1">Mejores K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2.032cm" svg:x="8.62cm" svg:y="6.781cm">
          <text:p text:style-name="P1"><text:span text:style-name="T1">Aplica en</text:span></text:p>
          <text:p text:style-name="P1">conjunto de</text:p>
          <text:p text:style-name="P1">prueb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2.032cm" svg:x="8.62cm" svg:y="9.581cm">
          <text:p text:style-name="P1">Recompens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366cm" svg:height="2.032cm" svg:x="7.35cm" svg:y="12.381cm">
          <text:p text:style-name="P3">Aprende nuevas reglas y</text:p>
          <text:p text:style-name="P3">une con el conocimiento</text:p>
          <text:p text:style-name="P3">acumulad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2.032cm" svg:x="8.62cm" svg:y="15.081cm">
          <text:p text:style-name="P1">Mejores K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2.032cm" svg:x="8.62cm" svg:y="17.881cm">
          <text:p text:style-name="P1">Aplica en</text:p>
          <text:p text:style-name="P1">conjunto de</text:p>
          <text:p text:style-name="P1">prueb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2.032cm" svg:x="8.62cm" svg:y="20.681cm">
          <text:p text:style-name="P1">Recompens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366cm" svg:height="2.032cm" svg:x="7.35cm" svg:y="23.481cm">
          <text:p text:style-name="P3">Aprende nuevas reglas y</text:p>
          <text:p text:style-name="P3">une con el conocimiento</text:p>
          <text:p text:style-name="P3">acumulado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033cm" svg:y1="3.213cm" svg:x2="11.033cm" svg:y2="4.102cm">
          <text:p/>
        </draw:line>
        <draw:line draw:style-name="gr3" draw:text-style-name="P2" draw:layer="layout" svg:x1="11.084cm" svg:y1="5.969cm" svg:x2="11.084cm" svg:y2="6.858cm">
          <text:p/>
        </draw:line>
        <draw:line draw:style-name="gr3" draw:text-style-name="P2" draw:layer="layout" svg:x1="11.084cm" svg:y1="8.769cm" svg:x2="11.084cm" svg:y2="9.658cm">
          <text:p/>
        </draw:line>
        <draw:line draw:style-name="gr3" draw:text-style-name="P2" draw:layer="layout" svg:x1="11.084cm" svg:y1="11.669cm" svg:x2="11.084cm" svg:y2="12.558cm">
          <text:p/>
        </draw:line>
        <draw:line draw:style-name="gr3" draw:text-style-name="P2" draw:layer="layout" svg:x1="11.084cm" svg:y1="14.369cm" svg:x2="11.084cm" svg:y2="15.258cm">
          <text:p/>
        </draw:line>
        <draw:line draw:style-name="gr3" draw:text-style-name="P2" draw:layer="layout" svg:x1="11.084cm" svg:y1="17.169cm" svg:x2="11.084cm" svg:y2="18.058cm">
          <text:p/>
        </draw:line>
        <draw:line draw:style-name="gr3" draw:text-style-name="P2" draw:layer="layout" svg:x1="11.084cm" svg:y1="19.969cm" svg:x2="11.084cm" svg:y2="20.858cm">
          <text:p/>
        </draw:line>
        <draw:line draw:style-name="gr3" draw:text-style-name="P2" draw:layer="layout" svg:x1="11.084cm" svg:y1="22.669cm" svg:x2="11.084cm" svg:y2="23.558cm">
          <text:p/>
        </draw:line>
        <draw:line draw:style-name="gr3" draw:text-style-name="P2" draw:layer="layout" svg:x1="11.135cm" svg:y1="25.525cm" svg:x2="11.135cm" svg:y2="26.414cm">
          <text:p/>
        </draw:line>
        <draw:custom-shape draw:style-name="gr4" draw:text-style-name="P2" draw:layer="layout" svg:width="2.23cm" svg:height="1.059cm" svg:x="10.652cm" svg:y="25.681cm">
          <text:p text:style-name="P1">..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</meta:initial-creator>
    <meta:creation-date>2019-04-15T20:08:26.695137148</meta:creation-date>
    <dc:date>2019-05-05T00:35:53.114283146</dc:date>
    <dc:creator>david </dc:creator>
    <meta:editing-duration>PT17M37S</meta:editing-duration>
    <meta:editing-cycles>5</meta:editing-cycles>
    <meta:generator>LibreOffice/5.0.3.2$Linux_X86_64 LibreOffice_project/00m0$Build-2</meta:generator>
    <meta:document-statistic meta:object-count="19"/>
  </office:meta>
</office:document-meta>
</file>